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officeooo:rsid="0008a8f0" officeooo:paragraph-rsid="0008a8f0" style:font-size-asian="12.25pt" style:font-weight-asian="bold" style:font-size-complex="14pt" style:font-weight-complex="bold"/>
    </style:style>
    <style:style style:name="P2" style:family="paragraph" style:parent-style-name="Standard">
      <style:text-properties fo:font-size="12pt" style:text-underline-style="solid" style:text-underline-width="auto" style:text-underline-color="font-color" fo:font-weight="normal" officeooo:rsid="0008a8f0" officeooo:paragraph-rsid="0008a8f0" style:font-size-asian="10.5pt" style:font-weight-asian="normal" style:font-size-complex="12pt" style:font-weight-complex="normal"/>
    </style:style>
    <style:style style:name="P3" style:family="paragraph" style:parent-style-name="Standard">
      <style:text-properties fo:font-size="12pt" style:text-underline-style="solid" style:text-underline-width="auto" style:text-underline-color="font-color" fo:font-weight="normal" officeooo:rsid="000d1801" officeooo:paragraph-rsid="000d1801"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08a8f0" officeooo:paragraph-rsid="0008a8f0"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0b3171" officeooo:paragraph-rsid="000b3171"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0c1ca7" officeooo:paragraph-rsid="000c1ca7"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0c1ca7" officeooo:paragraph-rsid="000b3171"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0d1801" officeooo:paragraph-rsid="000d1801"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0d1801" officeooo:paragraph-rsid="001c923c"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0d1801" officeooo:paragraph-rsid="001e2e87"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113129" officeooo:paragraph-rsid="00113129"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11af6e" officeooo:paragraph-rsid="0011af6e"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11af6e" officeooo:paragraph-rsid="00125fa7"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11af6e" officeooo:paragraph-rsid="001fd015"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11af6e" officeooo:paragraph-rsid="001fe0ad"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11af6e" officeooo:paragraph-rsid="00232dda"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11af6e" officeooo:paragraph-rsid="0029db01"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11af6e" officeooo:paragraph-rsid="002bccd9"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11af6e" officeooo:paragraph-rsid="002d47d2"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138483" officeooo:paragraph-rsid="00138483"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138483" officeooo:paragraph-rsid="00255b11" style:font-size-asian="10.5pt" style:font-weight-asian="normal" style:font-size-complex="12pt" style:font-weight-complex="normal"/>
    </style:style>
    <style:style style:name="P22" style:family="paragraph" style:parent-style-name="Standard">
      <style:paragraph-properties fo:break-before="page"/>
      <style:text-properties fo:font-size="14pt" style:text-underline-style="solid" style:text-underline-width="auto" style:text-underline-color="font-color" fo:font-weight="bold" officeooo:rsid="00113129" officeooo:paragraph-rsid="00113129" style:font-size-asian="12.25pt" style:font-weight-asian="bold" style:font-size-complex="14pt" style:font-weight-complex="bold"/>
    </style:style>
    <style:style style:name="P23" style:family="paragraph" style:parent-style-name="Standard">
      <style:paragraph-properties fo:break-before="page"/>
      <style:text-properties fo:font-size="12pt" style:text-underline-style="none" fo:font-weight="normal" officeooo:rsid="000d1801" officeooo:paragraph-rsid="001c923c" style:font-size-asian="10.5pt" style:font-weight-asian="normal" style:font-size-complex="12pt" style:font-weight-complex="normal"/>
    </style:style>
    <style:style style:name="P24" style:family="paragraph" style:parent-style-name="Standard" style:list-style-name="L1">
      <style:text-properties fo:font-size="12pt" style:text-underline-style="none" fo:font-weight="normal" officeooo:rsid="0008a8f0" officeooo:paragraph-rsid="0008a8f0" style:font-size-asian="10.5pt" style:font-weight-asian="normal" style:font-size-complex="12pt" style:font-weight-complex="normal"/>
    </style:style>
    <style:style style:name="P25" style:family="paragraph" style:parent-style-name="Standard" style:list-style-name="L1">
      <style:text-properties fo:font-size="12pt" style:text-underline-style="none" fo:font-weight="normal" officeooo:rsid="0008a8f0" officeooo:paragraph-rsid="000c1ca7" style:font-size-asian="10.5pt" style:font-weight-asian="normal" style:font-size-complex="12pt" style:font-weight-complex="normal"/>
    </style:style>
    <style:style style:name="P26" style:family="paragraph" style:parent-style-name="Standard" style:list-style-name="L1">
      <style:text-properties fo:font-size="12pt" style:text-underline-style="none" fo:font-weight="normal" officeooo:rsid="0008a8f0" officeooo:paragraph-rsid="0015ba40" style:font-size-asian="10.5pt" style:font-weight-asian="normal" style:font-size-complex="12pt" style:font-weight-complex="normal"/>
    </style:style>
    <style:style style:name="P27" style:family="paragraph" style:parent-style-name="Standard" style:list-style-name="L1">
      <style:text-properties fo:font-size="12pt" style:text-underline-style="none" fo:font-weight="normal" officeooo:rsid="0017b7f2" officeooo:paragraph-rsid="0017b7f2"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1c923c" officeooo:paragraph-rsid="001c923c" style:font-size-asian="10.5pt" style:font-weight-asian="normal" style:font-size-complex="12pt" style:font-weight-complex="normal"/>
    </style:style>
    <style:style style:name="P29" style:family="paragraph" style:parent-style-name="Standard">
      <style:text-properties fo:font-size="12pt" style:text-underline-style="none" fo:font-weight="normal" officeooo:rsid="000a3bd6" officeooo:paragraph-rsid="0008a8f0"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1e2e87" officeooo:paragraph-rsid="001e2e87" style:font-size-asian="10.5pt" style:font-weight-asian="normal" style:font-size-complex="12pt" style:font-weight-complex="normal"/>
    </style:style>
    <style:style style:name="P31" style:family="paragraph" style:parent-style-name="Standard" style:list-style-name="L2">
      <style:text-properties fo:font-size="12pt" style:text-underline-style="none" fo:font-weight="normal" officeooo:rsid="000b3171" officeooo:paragraph-rsid="000b3171"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1fd015" officeooo:paragraph-rsid="001fd015" style:font-size-asian="10.5pt" style:font-weight-asian="normal" style:font-size-complex="12pt" style:font-weight-complex="normal"/>
    </style:style>
    <style:style style:name="P33" style:family="paragraph" style:parent-style-name="Standard">
      <style:text-properties fo:font-size="12pt" style:text-underline-style="none" fo:font-weight="normal" officeooo:rsid="001fd015" officeooo:paragraph-rsid="002853bd" style:font-size-asian="10.5pt" style:font-weight-asian="normal" style:font-size-complex="12pt" style:font-weight-complex="normal"/>
    </style:style>
    <style:style style:name="P34" style:family="paragraph" style:parent-style-name="Standard">
      <style:text-properties fo:font-size="12pt" style:text-underline-style="none" fo:font-weight="normal" officeooo:rsid="001fd015" officeooo:paragraph-rsid="002bccd9" style:font-size-asian="10.5pt" style:font-weight-asian="normal" style:font-size-complex="12pt" style:font-weight-complex="normal"/>
    </style:style>
    <style:style style:name="P35" style:family="paragraph" style:parent-style-name="Standard">
      <style:text-properties fo:font-size="12pt" style:text-underline-style="none" fo:font-weight="normal" officeooo:rsid="001fe0ad" officeooo:paragraph-rsid="001fe0ad" style:font-size-asian="10.5pt" style:font-weight-asian="normal" style:font-size-complex="12pt" style:font-weight-complex="normal"/>
    </style:style>
    <style:style style:name="P36" style:family="paragraph" style:parent-style-name="Standard">
      <style:text-properties fo:font-size="12pt" style:text-underline-style="none" fo:font-weight="normal" officeooo:rsid="00213277" officeooo:paragraph-rsid="00213277" style:font-size-asian="10.5pt" style:font-weight-asian="normal" style:font-size-complex="12pt" style:font-weight-complex="normal"/>
    </style:style>
    <style:style style:name="P37" style:family="paragraph" style:parent-style-name="Standard">
      <style:text-properties fo:font-size="12pt" style:text-underline-style="none" fo:font-weight="normal" officeooo:rsid="00215026" officeooo:paragraph-rsid="00215026" style:font-size-asian="10.5pt" style:font-weight-asian="normal" style:font-size-complex="12pt" style:font-weight-complex="normal"/>
    </style:style>
    <style:style style:name="P38" style:family="paragraph" style:parent-style-name="Standard">
      <style:text-properties fo:font-size="12pt" style:text-underline-style="none" fo:font-weight="normal" officeooo:rsid="00215026" officeooo:paragraph-rsid="0032a13e" style:font-size-asian="10.5pt" style:font-weight-asian="normal" style:font-size-complex="12pt" style:font-weight-complex="normal"/>
    </style:style>
    <style:style style:name="P39" style:family="paragraph" style:parent-style-name="Standard">
      <style:text-properties fo:font-size="12pt" style:text-underline-style="none" fo:font-weight="normal" officeooo:rsid="00232dda" officeooo:paragraph-rsid="00232dda" style:font-size-asian="10.5pt" style:font-weight-asian="normal" style:font-size-complex="12pt" style:font-weight-complex="normal"/>
    </style:style>
    <style:style style:name="P40" style:family="paragraph" style:parent-style-name="Standard">
      <style:text-properties fo:font-size="12pt" style:text-underline-style="none" fo:font-weight="normal" officeooo:rsid="002853bd" officeooo:paragraph-rsid="00255b11" style:font-size-asian="10.5pt" style:font-weight-asian="normal" style:font-size-complex="12pt" style:font-weight-complex="normal"/>
    </style:style>
    <style:style style:name="P41" style:family="paragraph" style:parent-style-name="Standard">
      <style:text-properties fo:font-size="12pt" style:text-underline-style="none" fo:font-weight="normal" officeooo:rsid="0029db01" officeooo:paragraph-rsid="0029db01" style:font-size-asian="10.5pt" style:font-weight-asian="normal" style:font-size-complex="12pt" style:font-weight-complex="normal"/>
    </style:style>
    <style:style style:name="P42" style:family="paragraph" style:parent-style-name="Standard">
      <style:text-properties fo:font-size="12pt" style:text-underline-style="none" fo:font-weight="normal" officeooo:rsid="002bccd9" officeooo:paragraph-rsid="002bccd9" style:font-size-asian="10.5pt" style:font-weight-asian="normal" style:font-size-complex="12pt" style:font-weight-complex="normal"/>
    </style:style>
    <style:style style:name="P43" style:family="paragraph" style:parent-style-name="Standard">
      <style:text-properties fo:font-size="12pt" style:text-underline-style="none" fo:font-weight="normal" officeooo:rsid="002c52a5" officeooo:paragraph-rsid="002bccd9" style:font-size-asian="10.5pt" style:font-weight-asian="normal" style:font-size-complex="12pt" style:font-weight-complex="normal"/>
    </style:style>
    <style:style style:name="P44" style:family="paragraph" style:parent-style-name="Standard">
      <style:text-properties fo:font-size="12pt" style:text-underline-style="none" fo:font-weight="normal" officeooo:rsid="000d1801" officeooo:paragraph-rsid="0030a37d" style:font-size-asian="10.5pt" style:font-weight-asian="normal" style:font-size-complex="12pt" style:font-weight-complex="normal"/>
    </style:style>
    <style:style style:name="P45" style:family="paragraph" style:parent-style-name="Standard">
      <style:text-properties fo:font-size="14pt" style:text-underline-style="solid" style:text-underline-width="auto" style:text-underline-color="font-color" fo:font-weight="bold" officeooo:rsid="00255b11" officeooo:paragraph-rsid="00255b11" style:font-size-asian="12.25pt" style:font-weight-asian="bold" style:font-size-complex="14pt" style:font-weight-complex="bold"/>
    </style:style>
    <style:style style:name="P46" style:family="paragraph" style:parent-style-name="Standard">
      <style:text-properties fo:font-size="14pt" style:text-underline-style="solid" style:text-underline-width="auto" style:text-underline-color="font-color" fo:font-weight="bold" officeooo:rsid="002c52a5" officeooo:paragraph-rsid="002c52a5" style:font-size-asian="12.25pt" style:font-weight-asian="bold" style:font-size-complex="14pt" style:font-weight-complex="bold"/>
    </style:style>
    <style:style style:name="P47" style:family="paragraph">
      <style:paragraph-properties fo:text-align="center"/>
    </style:style>
    <style:style style:name="P48" style:family="paragraph">
      <style:paragraph-properties fo:text-align="center"/>
      <style:text-properties style:text-underline-style="solid" style:text-underline-width="auto" style:text-underline-color="font-color" fo:font-weight="bold" style:font-weight-asian="bold" style:font-weight-complex="bold"/>
    </style:style>
    <style:style style:name="P49" style:family="paragraph">
      <style:paragraph-properties fo:text-align="start"/>
    </style:style>
    <style:style style:name="T1" style:family="text">
      <style:text-properties officeooo:rsid="000a3bd6"/>
    </style:style>
    <style:style style:name="T2" style:family="text">
      <style:text-properties officeooo:rsid="000b3171"/>
    </style:style>
    <style:style style:name="T3" style:family="text">
      <style:text-properties officeooo:rsid="000c1ca7"/>
    </style:style>
    <style:style style:name="T4" style:family="text">
      <style:text-properties officeooo:rsid="0011af6e"/>
    </style:style>
    <style:style style:name="T5" style:family="text">
      <style:text-properties officeooo:rsid="00125fa7"/>
    </style:style>
    <style:style style:name="T6" style:family="text">
      <style:text-properties officeooo:rsid="0014de77"/>
    </style:style>
    <style:style style:name="T7" style:family="text">
      <style:text-properties officeooo:rsid="0015ba40"/>
    </style:style>
    <style:style style:name="T8" style:family="text">
      <style:text-properties officeooo:rsid="0017b7f2"/>
    </style:style>
    <style:style style:name="T9" style:family="text">
      <style:text-properties officeooo:rsid="001b2452"/>
    </style:style>
    <style:style style:name="T10" style:family="text">
      <style:text-properties officeooo:rsid="001c923c"/>
    </style:style>
    <style:style style:name="T11" style:family="text">
      <style:text-properties officeooo:rsid="001e2e87"/>
    </style:style>
    <style:style style:name="T12" style:family="text">
      <style:text-properties officeooo:rsid="001ed4ea"/>
    </style:style>
    <style:style style:name="T13" style:family="text">
      <style:text-properties officeooo:rsid="001fd015"/>
    </style:style>
    <style:style style:name="T14" style:family="text">
      <style:text-properties officeooo:rsid="00232dda"/>
    </style:style>
    <style:style style:name="T15" style:family="text">
      <style:text-properties officeooo:rsid="00241422"/>
    </style:style>
    <style:style style:name="T16" style:family="text">
      <style:text-properties officeooo:rsid="00255b11"/>
    </style:style>
    <style:style style:name="T17" style:family="text">
      <style:text-properties officeooo:rsid="002704f8"/>
    </style:style>
    <style:style style:name="T18" style:family="text">
      <style:text-properties officeooo:rsid="002853bd"/>
    </style:style>
    <style:style style:name="T19" style:family="text">
      <style:text-properties officeooo:rsid="0029db01"/>
    </style:style>
    <style:style style:name="T20" style:family="text">
      <style:text-properties officeooo:rsid="002bcb54"/>
    </style:style>
    <style:style style:name="T21" style:family="text">
      <style:text-properties officeooo:rsid="002bccd9"/>
    </style:style>
    <style:style style:name="T22" style:family="text">
      <style:text-properties officeooo:rsid="002c52a5"/>
    </style:style>
    <style:style style:name="T23" style:family="text">
      <style:text-properties officeooo:rsid="002d47d2"/>
    </style:style>
    <style:style style:name="T24" style:family="text">
      <style:text-properties officeooo:rsid="002e6fe8"/>
    </style:style>
    <style:style style:name="T25" style:family="text">
      <style:text-properties officeooo:rsid="00304603"/>
    </style:style>
    <style:style style:name="T26" style:family="text">
      <style:text-properties officeooo:rsid="0030a37d"/>
    </style:style>
    <style:style style:name="T27" style:family="text">
      <style:text-properties officeooo:rsid="0032a13e"/>
    </style:style>
    <style:style style:name="T28" style:family="text">
      <style:text-properties officeooo:rsid="003305ce"/>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ff99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111111" fo:min-height="0.4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0.8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svg:stroke-color="#000000" draw:fill="none" draw:fill-color="#ffffff" fo:min-height="2.7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0.5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0.5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0.7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1.6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color="#579d1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1.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0.9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 Architecture</text:p>
      <text:p text:style-name="P4">This is a Tic Tac Toe game that is written in Java 1.7.0_10. It implements two different ai's. One is a thoughtful ai that makes intelligent moves and the other is a naïve ai that will occasionally make bad moves. The program is divided up into <text:span text:style-name="T7">9</text:span> classes:</text:p>
      <text:list xml:id="list2013211542187385935" text:style-name="L1">
        <text:list-item>
          <text:p text:style-name="P24">TicTacToe: This is the main class that handles command line arguments and starts the game.</text:p>
        </text:list-item>
        <text:list-item>
          <text:p text:style-name="P24">Engine: This class runs the game by calling the getMove() method from the Player subclasses, keeps track of the board, and checks for end of game conditions.</text:p>
        </text:list-item>
        <text:list-item>
          <text:p text:style-name="P24">Node: This class represents a single <text:span text:style-name="T1">square</text:span> <text:span text:style-name="T1">on</text:span> the game board and <text:span text:style-name="T1">is</text:span> mainly used for display purposes.</text:p>
        </text:list-item>
        <text:list-item>
          <text:p text:style-name="P24">Player: This class is an interface for the different types of players so that getting the move from the players can be a generic call. </text:p>
        </text:list-item>
        <text:list-item>
          <text:p text:style-name="P24">Human: This class is used for a human playing the game and handles command line input and illegal move choices. </text:p>
        </text:list-item>
        <text:list-item>
          <text:p text:style-name="P24">Thoughtful: This class runs the thoughtful ai<text:span text:style-name="T3"> (discussed below)</text:span>.</text:p>
        </text:list-item>
        <text:list-item>
          <text:p text:style-name="P25">Naive: This class runs the naïve ai <text:span text:style-name="T3">(discussed below)</text:span>. </text:p>
        </text:list-item>
        <text:list-item>
          <text:p text:style-name="P26"><text:span text:style-name="T7">Strategy: This class </text:span><text:span text:style-name="T8">holds all of the information for the strategy in the game. It makes decisions based off of the rules of the game.</text:span></text:p>
        </text:list-item>
        <text:list-item>
          <text:p text:style-name="P27">Rules: This class holds the information about the rules of the game. </text:p>
        </text:list-item>
      </text:list>
      <text:p text:style-name="P4"/>
      <text:p text:style-name="P2">Thoughtful AI</text:p>
      <text:p text:style-name="P4">The thoughtful ai uses <text:span text:style-name="T9">a strategy class to decide what move to pick. The strategy class </text:span><text:span text:style-name="T25">has three steps. First</text:span><text:span text:style-name="T9"> </text:span><text:span text:style-name="T10">checks if the agent can win the game, then checks if the opponent can win the game,</text:span><text:span text:style-name="T25"> finally,</text:span><text:span text:style-name="T10"> </text:span><text:span text:style-name="T25">it </text:span><text:span text:style-name="T10">decides to use a strategic positioning move. The strategy class checks for winning moves by</text:span><text:span text:style-name="T9"> us</text:span><text:span text:style-name="T10">ing</text:span><text:span text:style-name="T9"> a rule class that is made up of</text:span> two rules in the tic tac toe game. The first rule <text:span text:style-name="T10">is that if the the agent gets three spaces in a row it wins</text:span>. This is <text:span text:style-name="T10">checked</text:span> by representing each row, column, and diagonal as a string of 0's for free spaces, 1's for player 1 and 2's for player 2, <text:span text:style-name="T2">and matching it to a winning string of the players number</text:span>. Below is a trace from a game where the agent is player 1 and finds a winning move in the third column:</text:p>
      <text:p text:style-name="P4"/>
      <text:p text:style-name="P28">Looking for a winning move by checking win condition.</text:p>
      <text:p text:style-name="P4">Looking for winning move.<text:line-break/>Checking 221<text:line-break/>Checking 010<text:line-break/>Checking 201<text:line-break/>Checking 202<text:line-break/>Checking 210<text:line-break/>Checking 101<text:line-break/>Winning move found in third column.</text:p>
      <text:p text:style-name="P28">Picking a winning move.</text:p>
      <text:p text:style-name="P4"/>
      <text:p text:style-name="P4"><text:span text:style-name="T2">Since the ai is player 1 it is looking for one of three winning strings: 110, 101, or 011, and it finds one in the third column. </text:span>The second rule is if the opponent get<text:span text:style-name="T11">s</text:span> three spaces in a row it will win. <text:span text:style-name="T1">Since it is illegal to pick a square that has already been chosen, </text:span><text:span text:style-name="T26">choosing that square</text:span><text:span text:style-name="T1"> will stop the opponent from winning. The ai does this in the same way it checks for its own winning move but this time it looks for a pattern matching the opponents player number, 2, which can be seen in the trace below: </text:span></text:p>
      <text:p text:style-name="P29"/>
      <text:p text:style-name="P29"/>
      <text:p text:style-name="P29"/>
      <text:p text:style-name="P29"/>
      <text:p text:style-name="P4"><text:soft-page-break/></text:p>
      <text:p text:style-name="P30">Looking for a blocking move by checking win condition for opponent.</text:p>
      <text:p text:style-name="P5"><text:span text:style-name="T1">L</text:span>ooking for opponent winning move.</text:p>
      <text:p text:style-name="P5">Checking 201</text:p>
      <text:p text:style-name="P5">Checking 010</text:p>
      <text:p text:style-name="P5">Checking 200</text:p>
      <text:p text:style-name="P5">Checking 202</text:p>
      <text:p text:style-name="P5">Opponent winning move found in first column.</text:p>
      <text:p text:style-name="P30">Picking a blocking move.</text:p>
      <text:p text:style-name="P5"/>
      <text:p text:style-name="P5">Since the opponent is player 2 it finds the pattern in the first column and picks the opponents winning move so that the opponent cannot and therefore does not win. If the thoughtful ai finds that it cannot make a winning move and the opponent cannot make a winning move it will make a strategic move. <text:span text:style-name="T11">When the strategy class makes a decision about which type of move the agent should make, it returns its choice.</text:span> <text:span text:style-name="T11">The thoughtful agent gets the strategy move and</text:span> search<text:span text:style-name="T11">es</text:span> its knowledge base to find the correct move to use. The knowledge base is sorted into winning, blocking, and strategic moves. The knowledge base is represented as strings in a text file. Each state is saved on three lines: </text:p>
      <text:list xml:id="list2805434294640893550" text:style-name="L2">
        <text:list-item>
          <text:p text:style-name="P31">they type of knowledge represented</text:p>
        </text:list-item>
        <text:list-item>
          <text:p text:style-name="P31">the game board</text:p>
        </text:list-item>
        <text:list-item>
          <text:p text:style-name="P31">the optimal move</text:p>
        </text:list-item>
      </text:list>
      <text:p text:style-name="P5">When the ai is sorting through the knowledge base it will only look at the saved board if it is the same type of knowledge as it is looking for (ex: if it is looking for a winning move it will skip the knowledge about blocking <text:span text:style-name="T3">or</text:span> strategy). <text:span text:style-name="T3">The game board is represented as a 9-character string where free spaces are 0's, opponent moves are !'s and the players moves are ~'s. The optimal move is a number related to the index on the board of the optimal move where the board is represented with numbers 0-8. Below is an example board and how it would be saved in memory if the player was X's:</text:span></text:p>
      <text:p text:style-name="P5"/>
      <text:p text:style-name="P6"><text:s text:c="2"/>| X |O</text:p>
      <text:p text:style-name="P6">-------- </text:p>
      <text:p text:style-name="P7"><text:s text:c="2"/>| X |O</text:p>
      <text:p text:style-name="P7">---------</text:p>
      <text:p text:style-name="P6">X| <text:s text:c="3"/>|</text:p>
      <text:p text:style-name="P6"/>
      <text:p text:style-name="P6">w</text:p>
      <text:p text:style-name="P6">0~!0~!~00</text:p>
      <text:p text:style-name="P6">7</text:p>
      <text:p text:style-name="P6"/>
      <text:p text:style-name="P6">The w is for a winning move because if the ai selects position 7 it will win the game. </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3">Naive AI</text:p>
      <text:p text:style-name="P8">The naïve ai uses the same exact technique as thoughtful ai. It <text:span text:style-name="T11">uses the same strategy class, and the strategy class uses the same rules class</text:span>. It also uses the same knowledge base as thoughtful ai. The difference between naïve and thoughtful is that naïve has a chance to not look for good moves. Even naïve players of tic tac toe know the rules, but sometimes they either don't see a good move or forget to check for an opponent<text:span text:style-name="T6">'</text:span>s good move. Naive ai has a random chance to <text:span text:style-name="T11">skip some or all of the strategic </text:span><text:span text:style-name="T26">steps</text:span><text:span text:style-name="T11">.</text:span> If it can make a winning move, but does not check for a winning move, then it will <text:span text:style-name="T11">incorrectly classify the type of move it needs to make and as a result it will</text:span> not find the current board in the knowledge base. It will then choose randomly. This goes the same for not checking for opponent winning moves or strategic moves. Below is an example of not checking for an opponent<text:span text:style-name="T6">'</text:span>s (X's) winning move:</text:p>
      <text:p text:style-name="P8"/>
      <text:p text:style-name="P10"><text:s text:c="3"/>| O | X<text:line-break/>-----------<text:line-break/> <text:s text:c="2"/>| X | <text:s/><text:line-break/>-----------<text:line-break/> O | <text:s text:c="2"/>| X</text:p>
      <text:p text:style-name="P10"/>
      <text:p text:style-name="P30">Attempting to look for a winning move by checking win condition.</text:p>
      <text:p text:style-name="P44">Looking for winning move.<text:line-break/>Checking 021<text:line-break/>Checking 010<text:line-break/>Checking 201<text:line-break/>Checking 002<text:line-break/>Checking 210<text:line-break/>Checking 101<text:line-break/>Checking 011<text:line-break/>Checking 112</text:p>
      <text:p text:style-name="P44"><text:span text:style-name="T26">Attempting to look for a blocking move by checking win condition for opponent.</text:span><text:line-break/>Picking a strategy move.<text:line-break/><text:line-break/> O | O | X<text:line-break/>-----------<text:line-break/> <text:s text:c="2"/>| X | <text:s/><text:line-break/>-----------<text:line-break/> O | <text:s text:c="2"/>| X</text:p>
      <text:p text:style-name="P9"/>
      <text:p text:style-name="P9"><draw:line text:anchor-type="paragraph" draw:z-index="0" draw:style-name="gr1" draw:text-style-name="P47" svg:x1="1.2854in" svg:y1="3.9902in" svg:x2="1.2854in" svg:y2="3.9902in"><text:p/></draw:line><draw:line text:anchor-type="paragraph" draw:z-index="29" draw:style-name="gr1" draw:text-style-name="P47" svg:x1="1.2854in" svg:y1="3.9902in" svg:x2="1.2854in" svg:y2="3.9902in"><text:p/></draw:line>Normally the ai would look <text:span text:style-name="T26">to see if the</text:span> opponent <text:span text:style-name="T26">had a</text:span><text:span text:style-name="T6"> </text:span>winning move after looking <text:span text:style-name="T12">to see if it could win</text:span>, but in this case it “forgot” to check and picked a random move instead.</text:p>
      <text:p text:style-name="P23"><draw:line text:anchor-type="paragraph" draw:z-index="28" draw:style-name="gr14" draw:text-style-name="P47" svg:x1="5.4311in" svg:y1="2.6437in" svg:x2="5.1083in" svg:y2="2.6437in"><text:p/></draw:line><draw:line text:anchor-type="paragraph" draw:z-index="27" draw:style-name="gr14" draw:text-style-name="P47" svg:x1="5.1083in" svg:y1="2.2272in" svg:x2="5.1083in" svg:y2="2.9563in"><text:p/></draw:line><draw:line text:anchor-type="paragraph" draw:z-index="26" draw:style-name="gr14" draw:text-style-name="P47" svg:x1="5.4311in" svg:y1="2.2272in" svg:x2="5.1083in" svg:y2="2.2272in"><text:p/></draw:line><draw:line text:anchor-type="paragraph" draw:z-index="25" draw:style-name="gr14" draw:text-style-name="P47" svg:x1="4.9626in" svg:y1="2.9563in" svg:x2="5.4315in" svg:y2="2.9563in"><text:p/></draw:line><draw:line text:anchor-type="paragraph" draw:z-index="24" draw:style-name="gr14" draw:text-style-name="P47" svg:x1="5.2335in" svg:y1="3.0083in" svg:x2="5.4315in" svg:y2="3.0083in"><text:p/></draw:line><draw:line text:anchor-type="paragraph" draw:z-index="23" draw:style-name="gr14" draw:text-style-name="P47" svg:x1="5.2335in" svg:y1="2.1543in" svg:x2="5.2335in" svg:y2="3.0087in"><text:p/></draw:line><draw:line text:anchor-type="paragraph" draw:z-index="22" draw:style-name="gr14" draw:text-style-name="P47" svg:x1="5.4311in" svg:y1="2.5709in" svg:x2="5.2437in" svg:y2="2.5709in"><text:p/></draw:line><draw:line text:anchor-type="paragraph" draw:z-index="21" draw:style-name="gr14" draw:text-style-name="P47" svg:x1="4.9209in" svg:y1="2.1543in" svg:x2="5.4311in" svg:y2="2.1543in"><text:p/></draw:line><draw:line text:anchor-type="paragraph" draw:z-index="20" draw:style-name="gr14" draw:text-style-name="P47" svg:x1="3.2752in" svg:y1="5.1752in" svg:x2="3.2752in" svg:y2="5.5709in"><text:p/></draw:line><draw:line text:anchor-type="paragraph" draw:z-index="19" draw:style-name="gr14" draw:text-style-name="P47" svg:x1="1.5146in" svg:y1="4.3728in" svg:x2="2.3898in" svg:y2="4.3728in"><text:p/></draw:line><draw:line text:anchor-type="paragraph" draw:z-index="18" draw:style-name="gr14" draw:text-style-name="P47" svg:x1="1.5146in" svg:y1="1.9563in" svg:x2="1.5146in" svg:y2="4.3728in"><text:p/></draw:line><draw:line text:anchor-type="paragraph" draw:z-index="17" draw:style-name="gr14" draw:text-style-name="P47" svg:x1="1.8378in" svg:y1="2.9043in" svg:x2="1.5252in" svg:y2="2.9043in"><text:p/></draw:line><draw:line text:anchor-type="paragraph" draw:z-index="16" draw:style-name="gr13" draw:text-style-name="P47" svg:x1="1.8583in" svg:y1="1.9563in" svg:x2="1.5146in" svg:y2="1.9563in"><text:p/></draw:line><draw:frame text:anchor-type="paragraph" draw:z-index="15" draw:style-name="gr12" draw:text-style-name="P48" svg:width="3.4898in" svg:height="0.9343in" svg:x="1.6398in" svg:y="5.5709in"><draw:text-box><text:p text:style-name="P47"><text:span text:style-name="T29">Rules</text:span></text:p><text:p text:style-name="P47"><text:span text:style-name="T29"/></text:p><text:p text:style-name="P47"><text:span text:style-name="T30">you win if you have three spaces in a row</text:span></text:p><text:p text:style-name="P47"><text:span text:style-name="T30">you lose if your opponent gets three spaces in a row</text:span></text:p></draw:text-box></draw:frame><draw:frame text:anchor-type="paragraph" draw:z-index="14" draw:style-name="gr11" draw:text-style-name="P48" svg:width="1.8858in" svg:height="1.3543in" svg:x="2.3898in" svg:y="3.8209in"><draw:text-box><text:p text:style-name="P47"><text:span text:style-name="T29">Strategy</text:span></text:p><text:p text:style-name="P47"><text:span text:style-name="T29"/></text:p><text:p text:style-name="P47"><text:span text:style-name="T30">win game</text:span></text:p><text:p text:style-name="P47"><text:span text:style-name="T30">don't let opponent win</text:span></text:p><text:p text:style-name="P47"><text:span text:style-name="T30">pick good strategic move</text:span></text:p></draw:text-box></draw:frame><draw:line text:anchor-type="paragraph" draw:z-index="13" draw:style-name="gr10" draw:text-style-name="P47" svg:x1="1.1602in" svg:y1="1.6665in" svg:x2="1.6185in" svg:y2="1.6665in"><text:p/></draw:line><draw:line text:anchor-type="paragraph" draw:z-index="12" draw:style-name="gr10" draw:text-style-name="P47" svg:x1="-0.0689in" svg:y1="1.4583in" svg:x2="-0.0689in" svg:y2="2.302in"><text:p/></draw:line><draw:line text:anchor-type="paragraph" draw:z-index="11" draw:style-name="gr10" draw:text-style-name="P47" svg:x1="0.1083in" svg:y1="1.4583in" svg:x2="-0.0689in" svg:y2="1.4583in"><text:p/></draw:line><draw:line text:anchor-type="paragraph" draw:z-index="10" draw:style-name="gr10" draw:text-style-name="P47" svg:x1="0.65in" svg:y1="0.9374in" svg:x2="0.65in" svg:y2="1.1665in"><text:p/></draw:line><draw:frame text:anchor-type="paragraph" draw:z-index="9" draw:style-name="gr9" draw:text-style-name="P48" svg:width="2.0315in" svg:height="1.6776in" svg:x="5.4311in" svg:y="1.6874in"><draw:text-box><text:p text:style-name="P47"><text:span text:style-name="T29">Knowledge Base</text:span></text:p><text:p text:style-name="P47"><text:span text:style-name="T30"/></text:p><text:p text:style-name="P47"><text:span text:style-name="T30">Winning Moves</text:span></text:p><text:p text:style-name="P47"><text:span text:style-name="T30"/></text:p><text:p text:style-name="P47"><text:span text:style-name="T30">Blocking Moves</text:span></text:p><text:p text:style-name="P47"><text:span text:style-name="T30"/></text:p><text:p text:style-name="P47"><text:span text:style-name="T30">Strategy Moves</text:span></text:p></draw:text-box></draw:frame><draw:frame text:anchor-type="paragraph" draw:z-index="8" draw:style-name="gr8" draw:text-style-name="P48" svg:width="3.1252in" svg:height="0.9594in" svg:x="1.8374in" svg:y="2.448in"><draw:text-box><text:p text:style-name="P47"><text:span text:style-name="T29">Naive</text:span></text:p><text:p text:style-name="P47"><text:span text:style-name="T30">tries to check for winning move</text:span></text:p><text:p text:style-name="P47"><text:span text:style-name="T30">tries to check for opponent winning move</text:span></text:p><text:p text:style-name="P47"><text:span text:style-name="T30">tries to choose a strategy move</text:span></text:p><text:p text:style-name="P47"><text:span text:style-name="T30">picks a random move</text:span></text:p></draw:text-box></draw:frame><draw:frame text:anchor-type="paragraph" draw:z-index="7" draw:style-name="gr7" draw:text-style-name="P48" svg:width="3.063in" svg:height="0.7677in" svg:x="1.8583in" svg:y="1.6043in"><draw:text-box><text:p text:style-name="P47"><text:span text:style-name="T29">Thoughtful</text:span></text:p><text:p text:style-name="P47"><text:span text:style-name="T30">checks for winning move</text:span></text:p><text:p text:style-name="P47"><text:span text:style-name="T30">checks for opponent winning move</text:span></text:p><text:p text:style-name="P47"><text:span text:style-name="T30">choose a strategy move</text:span></text:p></draw:text-box></draw:frame><draw:frame text:anchor-type="paragraph" draw:z-index="6" draw:style-name="gr6" draw:text-style-name="P48" svg:width="1.1252in" svg:height="0.576in" svg:x="2.7437in" svg:y="0.8437in"><draw:text-box><text:p text:style-name="P47"><text:span text:style-name="T29">Human</text:span></text:p><text:p text:style-name="P47"><text:span text:style-name="T30">human player chooses move</text:span></text:p></draw:text-box></draw:frame><draw:frame text:anchor-type="paragraph" draw:z-index="5" draw:style-name="gr5" draw:text-style-name="P49" svg:width="3.563in" svg:height="2.7815in" svg:x="1.6189in" svg:y="0.698in"><draw:text-box><text:p text:style-name="P49"><text:span text:style-name="T31"><text:s text:c="5"/></text:span><text:span text:style-name="T29">Player</text:span></text:p><text:p text:style-name="P49"><text:s text:c="3"/>getMove()</text:p></draw:text-box></draw:frame><draw:frame text:anchor-type="paragraph" draw:z-index="4" draw:style-name="gr4" draw:text-style-name="P48" svg:width="1.4689in" svg:height="0.576in" svg:x="-0.0689in" svg:y="2.302in"><draw:text-box><text:p text:style-name="P47"><text:span text:style-name="T29">Node</text:span></text:p><text:p text:style-name="P47"><text:span text:style-name="T30">Keep track of square on board</text:span></text:p></draw:text-box></draw:frame><draw:frame text:anchor-type="paragraph" draw:z-index="3" draw:style-name="gr3" draw:text-style-name="P47" svg:width="1.0524in" svg:height="0.8858in" svg:x="0.1083in" svg:y="1.1665in"><draw:text-box><text:p text:style-name="P47"><text:span text:style-name="T29">Engine</text:span></text:p><text:p text:style-name="P47">diplay board</text:p><text:p text:style-name="P47">get moves</text:p><text:p text:style-name="P47">check win/tie</text:p></draw:text-box></draw:frame><draw:frame text:anchor-type="paragraph" draw:z-index="2" draw:style-name="gr2" draw:text-style-name="P47" svg:width="1.0421in" svg:height="0.448in" svg:x="0.1291in" svg:y="0.4898in"><draw:text-box><text:p text:style-name="P47"><text:span text:style-name="T29">TicTacToe</text:span></text:p><text:p text:style-name="P47">starts game</text:p></draw:text-box></draw:frame><draw:line text:anchor-type="paragraph" draw:z-index="1" draw:style-name="gr1" draw:text-style-name="P47" svg:x1="1.2854in" svg:y1="3.9898in" svg:x2="1.2854in" svg:y2="3.9898in"><text:p/></draw:line></text:p>
      <text:p text:style-name="P22">Thoughtful vs. Naive Experiment</text:p>
      <text:p text:style-name="P11">This experiment was run with thoughtful ai as player 1 and naïve ai as player 2. In this experiment thoughtful ai won 75% of the time and tied the other 25%. Whenever the thoughtful ai won it was because the naïve ai failed to <text:span text:style-name="T13">look to see if the opponent could win </text:span>or failed to pick a strategy move and was caught in a no win situation like the one below:</text:p>
      <text:p text:style-name="P11"/>
      <text:p text:style-name="P11">O | <text:s text:c="4"/>|</text:p>
      <text:p text:style-name="P11">------------</text:p>
      <text:p text:style-name="P11"><text:s text:c="4"/>| X | O</text:p>
      <text:p text:style-name="P11">-------------</text:p>
      <text:p text:style-name="P11">X | <text:s text:c="4"/>| X</text:p>
      <text:p text:style-name="P11"/>
      <text:p text:style-name="P11">In this situation O's cannot block both of X's winning moves so X will win. In the games that ended up as a tie the naïve ai either did not fail to check for a type of move, failed to pick a good strategy move but recovered later, or picked a random move that happened to be the best move. <text:span text:style-name="T4">This was what I was expecting the experiment to look like. The naïve ai misses looking for an opponent's winning move almost every game and the thoughtful ai shouldn't make any mistakes so the thoughtful ai should be winning most of the games it plays. Below is an example of the experiment being run, my comments are inside of the parenthesis. </text:span></text:p>
      <text:p text:style-name="P11"/>
      <text:p text:style-name="P13">Thoughtful(X's) vs. Naive(O's):</text:p>
      <text:p text:style-name="P14"><text:line-break/><text:span text:style-name="T13"> <text:s text:c="2"/>| <text:s text:c="2"/>| <text:s/></text:span></text:p>
      <text:p text:style-name="P32">-----------</text:p>
      <text:p text:style-name="P32"><text:s text:c="3"/>| <text:s text:c="2"/>| <text:s/></text:p>
      <text:p text:style-name="P32">-----------</text:p>
      <text:p text:style-name="P32"><text:s text:c="3"/>| <text:s text:c="2"/>| <text:s/></text:p>
      <text:p text:style-name="P32"/>
      <text:p text:style-name="P32">Looking for a winning move by checking win condition.</text:p>
      <text:p text:style-name="P32">Looking for winning move.</text:p>
      <text:p text:style-name="P15"><text:span text:style-name="T13">Checking 000<text:tab/><text:tab/></text:span><text:span text:style-name="T5">(this is the first row)</text:span><text:span text:style-name="T13"><text:line-break/>Checking 000<text:tab/><text:tab/></text:span><text:span text:style-name="T5">(second row)</text:span><text:span text:style-name="T13"><text:line-break/>Checking 000<text:tab/><text:tab/></text:span><text:span text:style-name="T5">(third row)</text:span><text:span text:style-name="T13"><text:line-break/>Checking 000<text:tab/><text:tab/></text:span><text:span text:style-name="T5">(first column)</text:span><text:span text:style-name="T13"><text:line-break/>Checking 000<text:tab/><text:tab/></text:span><text:span text:style-name="T5">(second column)</text:span><text:span text:style-name="T13"><text:line-break/>Checking 000<text:tab/><text:tab/></text:span><text:span text:style-name="T5">(third column)</text:span><text:span text:style-name="T13"><text:line-break/>Checking 000<text:tab/><text:tab/></text:span><text:span text:style-name="T5">(diagonal left to right)</text:span><text:span text:style-name="T13"><text:line-break/>Checking 000<text:tab/><text:tab/></text:span><text:span text:style-name="T5">(diagonal right to left)</text:span></text:p>
      <text:p text:style-name="P32">Looking for a blocking move by checking win condition for opponent.</text:p>
      <text:p text:style-name="P32">Looking for opponent winning move.</text:p>
      <text:p text:style-name="P32">Checking 000</text:p>
      <text:p text:style-name="P32">Checking 000</text:p>
      <text:p text:style-name="P32">Checking 000</text:p>
      <text:p text:style-name="P32">Checking 000</text:p>
      <text:p text:style-name="P32">Checking 000</text:p>
      <text:p text:style-name="P32">Checking 000</text:p>
      <text:p text:style-name="P32">Checking 000</text:p>
      <text:p text:style-name="P32">Checking 000</text:p>
      <text:p text:style-name="P32">Picking the best strategic move.</text:p>
      <text:p text:style-name="P35"><text:soft-page-break/>(The thoughtful ai looked for a win first, then it looked for a move that would cause the opponent to win, finally it chose to pick a strategic move when neither of the rules it checked applied.)</text:p>
      <text:p text:style-name="P32"/>
      <text:p text:style-name="P32"><text:s text:c="3"/>| <text:s text:c="2"/>| <text:s/></text:p>
      <text:p text:style-name="P32">-----------</text:p>
      <text:p text:style-name="P32"><text:s text:c="3"/>| X | <text:s/></text:p>
      <text:p text:style-name="P32">-----------</text:p>
      <text:p text:style-name="P32"><text:s text:c="3"/>| <text:s text:c="2"/>| <text:s/></text:p>
      <text:p text:style-name="P32"/>
      <text:p text:style-name="P32">Attempting to look for a winning move by checking win condition.</text:p>
      <text:p text:style-name="P32">Looking for winning move.</text:p>
      <text:p text:style-name="P32">Checking 000</text:p>
      <text:p text:style-name="P32">Checking 010</text:p>
      <text:p text:style-name="P32">Checking 000</text:p>
      <text:p text:style-name="P32">Checking 000</text:p>
      <text:p text:style-name="P32">Checking 010</text:p>
      <text:p text:style-name="P32">Checking 000</text:p>
      <text:p text:style-name="P32">Checking 010</text:p>
      <text:p text:style-name="P32">Checking 010</text:p>
      <text:p text:style-name="P32">Attempting to look for a blocking move by checking win condition for opponent.</text:p>
      <text:p text:style-name="P32">Looking for opponent winning move.</text:p>
      <text:p text:style-name="P32">Checking 000</text:p>
      <text:p text:style-name="P32">Checking 010</text:p>
      <text:p text:style-name="P32">Checking 000</text:p>
      <text:p text:style-name="P32">Checking 000</text:p>
      <text:p text:style-name="P32">Checking 010</text:p>
      <text:p text:style-name="P32">Checking 000</text:p>
      <text:p text:style-name="P32">Checking 010</text:p>
      <text:p text:style-name="P32">Checking 010</text:p>
      <text:p text:style-name="P32">Picking the best strategic move.</text:p>
      <text:p text:style-name="P35">(The naïve ai successfully checked to see if it could win the game and if the opponent could win the game. Neither of the rules it checked applied so it successfully chose a strategic move.)</text:p>
      <text:p text:style-name="P32"/>
      <text:p text:style-name="P32"><text:s text:c="3"/>| <text:s text:c="2"/>| <text:s/></text:p>
      <text:p text:style-name="P32">-----------</text:p>
      <text:p text:style-name="P32"><text:s text:c="3"/>| X | <text:s/></text:p>
      <text:p text:style-name="P32">-----------</text:p>
      <text:p text:style-name="P32"><text:s/>O | <text:s text:c="2"/>| <text:s/></text:p>
      <text:p text:style-name="P32"/>
      <text:p text:style-name="P32">Looking for a winning move by checking win condition.</text:p>
      <text:p text:style-name="P32">Looking for winning move.</text:p>
      <text:p text:style-name="P32">Checking 000</text:p>
      <text:p text:style-name="P32">Checking 010</text:p>
      <text:p text:style-name="P32">Checking 200</text:p>
      <text:p text:style-name="P32">Checking 002</text:p>
      <text:p text:style-name="P32">Checking 010</text:p>
      <text:p text:style-name="P32">Checking 000</text:p>
      <text:p text:style-name="P32">Checking 010</text:p>
      <text:p text:style-name="P32">Checking 012</text:p>
      <text:p text:style-name="P32"><text:soft-page-break/>Looking for a blocking move by checking win condition for opponent.</text:p>
      <text:p text:style-name="P32">Looking for opponent winning move.</text:p>
      <text:p text:style-name="P32">Checking 000</text:p>
      <text:p text:style-name="P32">Checking 010</text:p>
      <text:p text:style-name="P32">Checking 200</text:p>
      <text:p text:style-name="P32">Checking 002</text:p>
      <text:p text:style-name="P32">Checking 010</text:p>
      <text:p text:style-name="P32">Checking 000</text:p>
      <text:p text:style-name="P32">Checking 010</text:p>
      <text:p text:style-name="P32">Checking 012</text:p>
      <text:p text:style-name="P32">Picking the best strategic move.</text:p>
      <text:p text:style-name="P35">(The thoughtful ai went through its strategy of checking for a winning move, checking for a move to block the opponents win, and finally choosing a strategic move again.)</text:p>
      <text:p text:style-name="P32"/>
      <text:p text:style-name="P32"><text:s text:c="3"/>| <text:s text:c="2"/>| X</text:p>
      <text:p text:style-name="P32">-----------</text:p>
      <text:p text:style-name="P32"><text:s text:c="3"/>| X | <text:s/></text:p>
      <text:p text:style-name="P32">-----------</text:p>
      <text:p text:style-name="P32"><text:s/>O | <text:s text:c="2"/>| <text:s/></text:p>
      <text:p text:style-name="P32"/>
      <text:p text:style-name="P32">Attempting to look for a winning move by checking win condition.</text:p>
      <text:p text:style-name="P32">Looking for winning move.</text:p>
      <text:p text:style-name="P32">Checking 001</text:p>
      <text:p text:style-name="P32">Checking 010</text:p>
      <text:p text:style-name="P32">Checking 200</text:p>
      <text:p text:style-name="P32">Checking 002</text:p>
      <text:p text:style-name="P32">Checking 010</text:p>
      <text:p text:style-name="P32">Checking 100</text:p>
      <text:p text:style-name="P32">Checking 010</text:p>
      <text:p text:style-name="P32">Checking 112</text:p>
      <text:p text:style-name="P32">Attempting to look for a blocking move by checking win condition for opponent.</text:p>
      <text:p text:style-name="P32">Picking the best strategic move.</text:p>
      <text:p text:style-name="P35">(The naïve ai failed to look for the opponents winning move this round, but there was not a winning move to block. It did successfully check for a win and choose a strategic move though.)</text:p>
      <text:p text:style-name="P32"/>
      <text:p text:style-name="P32"><text:s/>O | <text:s text:c="2"/>| X</text:p>
      <text:p text:style-name="P32">-----------</text:p>
      <text:p text:style-name="P32"><text:s text:c="3"/>| X | <text:s/></text:p>
      <text:p text:style-name="P32">-----------</text:p>
      <text:p text:style-name="P32"><text:s/>O | <text:s text:c="2"/>| <text:s/></text:p>
      <text:p text:style-name="P32"/>
      <text:p text:style-name="P32">Looking for a winning move by checking win condition.</text:p>
      <text:p text:style-name="P32">Looking for winning move.</text:p>
      <text:p text:style-name="P32">Checking 201</text:p>
      <text:p text:style-name="P32">Checking 010</text:p>
      <text:p text:style-name="P32">Checking 200</text:p>
      <text:p text:style-name="P32">Checking 202</text:p>
      <text:p text:style-name="P32">Checking 010</text:p>
      <text:p text:style-name="P32">Checking 100</text:p>
      <text:p text:style-name="P32"><text:soft-page-break/>Checking 210</text:p>
      <text:p text:style-name="P32">Checking 112</text:p>
      <text:p text:style-name="P32">Looking for a blocking move by checking win condition for opponent.</text:p>
      <text:p text:style-name="P32">Looking for opponent winning move.</text:p>
      <text:p text:style-name="P32">Checking 201</text:p>
      <text:p text:style-name="P32">Checking 010</text:p>
      <text:p text:style-name="P32">Checking 200</text:p>
      <text:p text:style-name="P32">Checking 202</text:p>
      <text:p text:style-name="P32">Opponent winning move found in first column.</text:p>
      <text:p text:style-name="P32">Blocking opponents winning move.</text:p>
      <text:p text:style-name="P36">(The thoughtful ai found the opponents winning move with rule two so the second step in its strategy told the ai to pick a blocking move and it successfully blocked the opponent from winning.)</text:p>
      <text:p text:style-name="P32"/>
      <text:p text:style-name="P32"><text:s/>O | <text:s text:c="2"/>| X</text:p>
      <text:p text:style-name="P32">-----------</text:p>
      <text:p text:style-name="P32"><text:s/>X | X | <text:s/></text:p>
      <text:p text:style-name="P32">-----------</text:p>
      <text:p text:style-name="P32"><text:s/>O | <text:s text:c="2"/>| <text:s/></text:p>
      <text:p text:style-name="P32"/>
      <text:p text:style-name="P32">Attempting to look for a winning move by checking win condition.</text:p>
      <text:p text:style-name="P32">Attempting to look for a blocking move by checking win condition for opponent.</text:p>
      <text:p text:style-name="P32">Looking for opponent winning move.</text:p>
      <text:p text:style-name="P32">Checking 201</text:p>
      <text:p text:style-name="P32">Checking 110</text:p>
      <text:p text:style-name="P32">Opponent winning move found in second row.</text:p>
      <text:p text:style-name="P32">Blocking opponents winning move.</text:p>
      <text:p text:style-name="P37">(The ai failed to check for a winning move, but did not fail to check for a blocking move. It found the opponents winning move with rule two so the second step in its strategy told the ai to pick a blocking move and it successfully blocked the opponent from winning.)</text:p>
      <text:p text:style-name="P32"/>
      <text:p text:style-name="P32"><text:s/>O | <text:s text:c="2"/>| X</text:p>
      <text:p text:style-name="P32">-----------</text:p>
      <text:p text:style-name="P32"><text:s/>X | X | O</text:p>
      <text:p text:style-name="P32">-----------</text:p>
      <text:p text:style-name="P32"><text:s/>O | <text:s text:c="2"/>| <text:s/></text:p>
      <text:p text:style-name="P32"/>
      <text:p text:style-name="P32">Looking for a winning move by checking win condition.</text:p>
      <text:p text:style-name="P32">Looking for winning move.</text:p>
      <text:p text:style-name="P32">Checking 201</text:p>
      <text:p text:style-name="P32">Checking 112</text:p>
      <text:p text:style-name="P32">Checking 200</text:p>
      <text:p text:style-name="P32">Checking 212</text:p>
      <text:p text:style-name="P32">Checking 010</text:p>
      <text:p text:style-name="P32">Checking 120</text:p>
      <text:p text:style-name="P32">Checking 210</text:p>
      <text:p text:style-name="P32">Checking 112</text:p>
      <text:p text:style-name="P32">Looking for a blocking move by checking win condition for opponent.</text:p>
      <text:p text:style-name="P32">Looking for opponent winning move.</text:p>
      <text:p text:style-name="P32">Checking 201</text:p>
      <text:p text:style-name="P32"><text:soft-page-break/>Checking 112</text:p>
      <text:p text:style-name="P32">Checking 200</text:p>
      <text:p text:style-name="P32">Checking 212</text:p>
      <text:p text:style-name="P32">Checking 010</text:p>
      <text:p text:style-name="P32">Checking 120</text:p>
      <text:p text:style-name="P32">Checking 210</text:p>
      <text:p text:style-name="P32">Checking 112</text:p>
      <text:p text:style-name="P32">Picking the best strategic move.</text:p>
      <text:p text:style-name="P38">(The thoughtful ai received the strategy choice from the strategy class because <text:span text:style-name="T27">the </text:span>rules <text:span text:style-name="T27">from </text:span>the other two steps did not apply.)</text:p>
      <text:p text:style-name="P32"/>
      <text:p text:style-name="P32"><text:s/>O | <text:s text:c="2"/>| X</text:p>
      <text:p text:style-name="P32">-----------</text:p>
      <text:p text:style-name="P32"><text:s/>X | X | O</text:p>
      <text:p text:style-name="P32">-----------</text:p>
      <text:p text:style-name="P32"><text:s/>O | X | <text:s/></text:p>
      <text:p text:style-name="P32"/>
      <text:p text:style-name="P32">Attempting to look for a winning move by checking win condition.</text:p>
      <text:p text:style-name="P32">Looking for winning move.</text:p>
      <text:p text:style-name="P32">Checking 201</text:p>
      <text:p text:style-name="P32">Checking 112</text:p>
      <text:p text:style-name="P32">Checking 210</text:p>
      <text:p text:style-name="P32">Checking 212</text:p>
      <text:p text:style-name="P32">Checking 011</text:p>
      <text:p text:style-name="P32">Checking 120</text:p>
      <text:p text:style-name="P32">Checking 210</text:p>
      <text:p text:style-name="P32">Checking 112</text:p>
      <text:p text:style-name="P32">Attempting to look for a blocking move by checking win condition for opponent.</text:p>
      <text:p text:style-name="P32">Picking the best strategic move.</text:p>
      <text:p text:style-name="P39">(The naïve ai failed to check for the opponents winning move and incorrectly classified the best move as a strategic move. This caused the ai to pick the incorrect move.)</text:p>
      <text:p text:style-name="P32"/>
      <text:p text:style-name="P32"><text:s/>O | <text:s text:c="2"/>| X</text:p>
      <text:p text:style-name="P32">-----------</text:p>
      <text:p text:style-name="P32"><text:s/>X | X | O</text:p>
      <text:p text:style-name="P32">-----------</text:p>
      <text:p text:style-name="P32"><text:s/>O | X | O</text:p>
      <text:p text:style-name="P32"/>
      <text:p text:style-name="P32">Looking for a winning move by checking win condition.</text:p>
      <text:p text:style-name="P32">Looking for winning move.</text:p>
      <text:p text:style-name="P32">Checking 201</text:p>
      <text:p text:style-name="P32">Checking 112</text:p>
      <text:p text:style-name="P32">Checking 212</text:p>
      <text:p text:style-name="P32">Checking 212</text:p>
      <text:p text:style-name="P32">Checking 011</text:p>
      <text:p text:style-name="P32">Winning move found in second column.</text:p>
      <text:p text:style-name="P32">Picking a winning move.</text:p>
      <text:p text:style-name="P16"><text:span text:style-name="T14">(The thoughtful ai </text:span><text:span text:style-name="T15">found a winning move. The first rule returned true so the first step in the strategy class returned the instruction to pick a win move.)</text:span></text:p>
      <text:p text:style-name="P32"><text:soft-page-break/>///////////////////////////////</text:p>
      <text:p text:style-name="P32">Player 1 wins!</text:p>
      <text:p text:style-name="P32"/>
      <text:p text:style-name="P32"><text:s/>O | X | X</text:p>
      <text:p text:style-name="P32">-----------</text:p>
      <text:p text:style-name="P32"><text:s/>X | X | O</text:p>
      <text:p text:style-name="P32">-----------</text:p>
      <text:p text:style-name="P32"><text:s/>O | X | O</text:p>
      <text:p text:style-name="P32"/>
      <text:p text:style-name="P32">///////////////////////////////</text:p>
      <text:p text:style-name="P12"/>
      <text:p text:style-name="P20"/>
      <text:p text:style-name="P45">Questions</text:p>
      <text:p text:style-name="P45"/>
      <text:p text:style-name="P21"><text:span text:style-name="T16">1. </text:span><text:span text:style-name="T17"><text:s/>Why did you pick your last move?</text:span></text:p>
      <text:p text:style-name="P21"><text:span text:style-name="T17">In the trace the agent records what it is “thinking.” It could go to when it </text:span><text:span text:style-name="T18">records</text:span><text:span text:style-name="T17"> which move it is choosing </text:span><text:span text:style-name="T18">and what comes before would explain why it chose what it did. </text:span></text:p>
      <text:p text:style-name="P40"/>
      <text:p text:style-name="P33">Looking for a winning move by checking win condition.</text:p>
      <text:p text:style-name="P33">Looking for winning move.</text:p>
      <text:p text:style-name="P33">Checking 201</text:p>
      <text:p text:style-name="P33">Checking 112</text:p>
      <text:p text:style-name="P33">Checking 212</text:p>
      <text:p text:style-name="P33">Checking 212</text:p>
      <text:p text:style-name="P33">Checking 011</text:p>
      <text:p text:style-name="P33">Winning move found in second column.</text:p>
      <text:p text:style-name="P33">Picking a winning move.</text:p>
      <text:p text:style-name="P33"/>
      <text:p text:style-name="P17"><text:span text:style-name="T19">Before it said it was picking a winning move it says it found a winning move in the second column and before that is said it was looking for a winning move. So it would answer the question with: I was looking for a winning move and found on</text:span><text:span text:style-name="T20">e</text:span><text:span text:style-name="T19"> in the second column. </text:span></text:p>
      <text:p text:style-name="P41"/>
      <text:p text:style-name="P17"><text:span text:style-name="T19">2. </text:span><text:span text:style-name="T21">What made you decide there was a winning move in the second column?</text:span></text:p>
      <text:p text:style-name="P42">The trace shows how the ai is reasoning about the state of the game. It says it is looking for a winning move and checking numbers. The numbers represent the players locations on the board, 1 for player 1, 2 for player 2, and 0 for no player. When the trace says a move was found it is because it found a string that matche<text:span text:style-name="T28">d </text:span>what it was looking for and a rule passed. </text:p>
      <text:p text:style-name="P42"/>
      <text:p text:style-name="P34">Looking for a winning move by checking win condition.</text:p>
      <text:p text:style-name="P34">Looking for winning move.</text:p>
      <text:p text:style-name="P34">Checking 201</text:p>
      <text:p text:style-name="P34">Checking 112</text:p>
      <text:p text:style-name="P34">Checking 212</text:p>
      <text:p text:style-name="P34">Checking 212</text:p>
      <text:p text:style-name="P34">Checking 011</text:p>
      <text:p text:style-name="P34">Winning move found in second column.</text:p>
      <text:p text:style-name="P34">Picking a winning move.</text:p>
      <text:p text:style-name="P34"/>
      <text:p text:style-name="P18"><text:soft-page-break/><text:span text:style-name="T21">This s</text:span><text:span text:style-name="T22">hows the ai finding a winning move in the second column. The ai checks the rows, then columns, and then the diagonals when it is checking its two rules. By tracing backwards it can see that when it checked the second column it matched one of the strings it was looking for for a winning move. So it would answer the question with: I found a winning move string in the second column while checking the first rule. </text:span></text:p>
      <text:p text:style-name="P43"/>
      <text:p text:style-name="P46">Differences</text:p>
      <text:p text:style-name="P46"/>
      <text:p text:style-name="P19"><text:span text:style-name="T23">In project two the agents focused on using rules of the game to make decisions about the game. In this project the ai used strategy to choose which rules to apply to the situation or which order to check the rules. </text:span><text:span text:style-name="T24">The overall architecture of the two projects is still very similar. The naïve is the same as thoughtful but it has a chance to “forget” to do something. In this project the naïve would forget to go through each step in the strategy. In project two, if naïve forgot to check for a rule it would just miss the move, but in this project it would incorrectly categorize the move it should make. By using a strategy class it is easier to trace why the naïve ai made a bad move by comparing what category they chose to what it should have be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3T14:59:34.405000000</meta:creation-date>
    <dc:date>2013-10-11T20:37:17</dc:date>
    <meta:editing-duration>PT6H2M20S</meta:editing-duration>
    <meta:editing-cycles>25</meta:editing-cycles>
    <meta:generator>LibreOffice/4.0.2.2$Linux_x86 LibreOffice_project/400m0$Build-2</meta:generator>
    <dc:creator>Patrick Rafferty</dc:creator>
    <meta:document-statistic meta:table-count="0" meta:image-count="0" meta:object-count="0" meta:page-count="11" meta:paragraph-count="279" meta:word-count="2758" meta:character-count="15034" meta:non-whitespace-character-count="12384"/>
  </office:meta>
</office:document-meta>
</file>